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none" draw:fill-color="#ffffff" fo:min-height="0.855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9cm"/>
    </style:style>
    <style:style style:name="gr6" style:family="graphic" style:parent-style-name="standard">
      <style:graphic-properties draw:stroke="none" svg:stroke-color="#000000" draw:fill="none" draw:fill-color="#ffffff" fo:min-height="2.29cm"/>
    </style:style>
    <style:style style:name="gr7" style:family="graphic" style:parent-style-name="standard">
      <style:graphic-properties draw:stroke="none" svg:stroke-color="#000000" draw:fill="none" draw:fill-color="#ffffff" fo:min-height="1.67cm"/>
    </style:style>
    <style:style style:name="gr8" style:family="graphic" style:parent-style-name="standard">
      <style:graphic-properties draw:stroke="none" svg:stroke-color="#000000" draw:fill="none" draw:fill-color="#ffffff" fo:min-height="0.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1.905cm"/>
    </style:style>
    <style:style style:name="gr11" style:family="graphic" style:parent-style-name="standard">
      <style:graphic-properties draw:stroke="none" svg:stroke-color="#000000" draw:fill="none" draw:fill-color="#ffffff" fo:min-height="1.565cm"/>
    </style:style>
    <style:style style:name="gr12" style:family="graphic" style:parent-style-name="standard">
      <style:graphic-properties draw:stroke="none" svg:stroke-color="#000000" draw:fill="none" draw:fill-color="#ffffff" fo:min-height="4.194cm"/>
    </style:style>
    <style:style style:name="gr13" style:family="graphic">
      <style:graphic-properties draw:stroke="none" draw:fill="none" fo:min-height="0.735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cm" fo:min-width="2.675cm"/>
    </style:style>
    <style:style style:name="co1" style:family="table-column">
      <style:table-column-properties style:column-width="5.226cm" style:use-optimal-column-width="false"/>
    </style:style>
    <style:style style:name="ro1" style:family="table-row">
      <style:table-row-properties style:row-height="0.975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0099ff" style:repeat="repeat"/>
    </style:style>
    <style:style style:name="ce3" style:family="table-cell">
      <style:graphic-properties draw:fill="solid" draw:fill-color="#e6ff00"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T1" style:family="text">
      <style:text-properties fo:font-family="Arial" style:font-family-generic="swiss" style:font-pitch="variable" fo:font-size="18pt" style:font-size-asian="18pt" style:font-size-complex="18pt"/>
    </style:style>
    <style:style style:name="T2" style:family="text">
      <style:text-properties fo:font-family="Arial" style:font-family-generic="swiss" style:font-pitch="variable" fo:font-size="18pt" fo:language="en" fo:country="US" style:font-size-asian="18pt" style:language-asian="en" style:country-asian="US" style:font-size-complex="18pt"/>
    </style:style>
    <style:style style:name="T3" style:family="text">
      <style:text-properties fo:color="#0000ff"/>
    </style:style>
    <style:style style:name="T4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5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6" style:family="text">
      <style:text-properties fo:font-family="Arial" style:font-family-generic="swiss" style:font-pitch="variable" fo:font-size="18pt" style:font-size-asian="18pt" style:font-size-complex="18pt"/>
    </style:style>
    <style:style style:name="T7" style:family="text">
      <style:text-properties fo:font-family="Arial" style:font-family-generic="swiss" style:font-pitch="variable" fo:font-size="18pt" fo:language="en" fo:country="US" style:font-size-asian="18pt" style:language-asian="en" style:country-asian="US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225cm" svg:height="4.969cm" svg:x="1.587cm" svg:y="1.2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Properties</text:p>
              </table:table-cell>
            </table:table-row>
            <table:table-row table:style-name="ro1">
              <table:table-cell table:style-name="ce2">
                <text:p>Number of Legs</text:p>
              </table:table-cell>
            </table:table-row>
            <table:table-row table:style-name="ro1">
              <table:table-cell table:style-name="ce1">
                <text:p>Lays Eggs</text:p>
              </table:table-cell>
            </table:table-row>
            <table:table-row table:style-name="ro1">
              <table:table-cell table:style-name="ce1">
                <text:p>Skin Type</text:p>
              </table:table-cell>
            </table:table-row>
            <table:table-row table:style-name="ro1">
              <table:table-cell table:style-name="ce3">
                <text:p>Locomotio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3.81cm" svg:height="1.27cm" svg:x="7.985cm" svg:y="7.35cm">
          <draw:text-box>
            <text:p>Locomotion</text:p>
          </draw:text-box>
        </draw:frame>
        <draw:frame draw:style-name="gr2" draw:layer="layout" svg:width="2.91cm" svg:height="1.105cm" svg:x="5.775cm" svg:y="9.89cm">
          <draw:text-box>
            <text:p>Walking</text:p>
          </draw:text-box>
        </draw:frame>
        <draw:frame draw:style-name="gr3" draw:layer="layout" svg:width="2.54cm" svg:height="0.984cm" svg:x="11.225cm" svg:y="9.94cm">
          <draw:text-box>
            <text:p>Flying</text:p>
          </draw:text-box>
        </draw:frame>
        <draw:line draw:style-name="gr4" draw:text-style-name="P1" draw:layer="layout" svg:x1="9.255cm" svg:y1="8.62cm" svg:x2="7.35cm" svg:y2="9.89cm">
          <text:p/>
        </draw:line>
        <draw:line draw:style-name="gr4" draw:text-style-name="P1" draw:layer="layout" svg:x1="10.525cm" svg:y1="8.62cm" svg:x2="12.43cm" svg:y2="9.89cm">
          <text:p/>
        </draw:line>
        <draw:frame draw:style-name="gr5" draw:text-style-name="P2" draw:layer="layout" svg:width="4.08cm" svg:height="2.45cm" svg:x="3.905cm" svg:y="12.595cm">
          <draw:text-box>
            <text:p text:style-name="P2"><text:span text:style-name="T1">Dog,Turtle, Cats, </text:span><text:span text:style-name="T2">Lizard</text:span></text:p>
            <text:p text:style-name="P2"/>
          </draw:text-box>
        </draw:frame>
        <draw:frame draw:style-name="gr6" draw:text-style-name="P2" draw:layer="layout" svg:width="3.81cm" svg:height="2.54cm" svg:x="12.495cm" svg:y="12.43cm">
          <draw:text-box>
            <text:p text:style-name="P2">Fly, Crow, Dragonfly, Robin</text:p>
          </draw:text-box>
        </draw:frame>
        <draw:line draw:style-name="gr4" draw:text-style-name="P1" draw:layer="layout" svg:x1="6.715cm" svg:y1="11.16cm" svg:x2="5.445cm" svg:y2="12.43cm">
          <text:p/>
        </draw:line>
        <draw:line draw:style-name="gr4" draw:text-style-name="P1" draw:layer="layout" svg:x1="12.43cm" svg:y1="11.16cm" svg:x2="13.7cm" svg:y2="12.43cm">
          <text:p/>
        </draw:line>
      </draw:page>
      <draw:page draw:name="page2" draw:style-name="dp1" draw:master-page-name="Default">
        <draw:frame draw:style-name="standard" draw:layer="layout" svg:width="5.225cm" svg:height="3.975cm" svg:x="1.587cm" svg:y="1.2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Properties</text:p>
              </table:table-cell>
            </table:table-row>
            <table:table-row table:style-name="ro1">
              <table:table-cell table:style-name="ce3">
                <text:p>Number of Legs</text:p>
              </table:table-cell>
            </table:table-row>
            <table:table-row table:style-name="ro1">
              <table:table-cell table:style-name="ce1">
                <text:p>Lays Eggs</text:p>
              </table:table-cell>
            </table:table-row>
            <table:table-row table:style-name="ro1">
              <table:table-cell table:style-name="ce1">
                <text:p>Skin Typ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3.81cm" svg:height="1.27cm" svg:x="7.985cm" svg:y="7.35cm">
          <draw:text-box>
            <text:p>Locomotion</text:p>
          </draw:text-box>
        </draw:frame>
        <draw:frame draw:style-name="gr2" draw:layer="layout" svg:width="2.91cm" svg:height="1.105cm" svg:x="5.775cm" svg:y="9.89cm">
          <draw:text-box>
            <text:p>Walking</text:p>
          </draw:text-box>
        </draw:frame>
        <draw:frame draw:style-name="gr3" draw:layer="layout" svg:width="2.54cm" svg:height="0.984cm" svg:x="11.225cm" svg:y="9.94cm">
          <draw:text-box>
            <text:p>Flying</text:p>
          </draw:text-box>
        </draw:frame>
        <draw:line draw:style-name="gr4" draw:text-style-name="P1" draw:layer="layout" svg:x1="9.255cm" svg:y1="8.62cm" svg:x2="7.35cm" svg:y2="9.89cm">
          <text:p/>
        </draw:line>
        <draw:line draw:style-name="gr4" draw:text-style-name="P1" draw:layer="layout" svg:x1="10.525cm" svg:y1="8.62cm" svg:x2="12.43cm" svg:y2="9.89cm">
          <text:p/>
        </draw:line>
        <draw:frame draw:style-name="gr7" draw:text-style-name="P2" draw:layer="layout" svg:width="3.915cm" svg:height="2.45cm" svg:x="4.705cm" svg:y="17.595cm">
          <draw:text-box>
            <text:p text:style-name="P2"><text:span text:style-name="T1">Dog,Turtle, Cats, </text:span><text:span text:style-name="T2">Lizard</text:span></text:p>
            <text:p text:style-name="P2"/>
          </draw:text-box>
        </draw:frame>
        <draw:frame draw:style-name="gr6" draw:text-style-name="P2" draw:layer="layout" svg:width="3.81cm" svg:height="2.54cm" svg:x="13.195cm" svg:y="17.63cm">
          <draw:text-box>
            <text:p text:style-name="P2"><text:span text:style-name="T3">INSECTS</text:span></text:p>
            <text:p text:style-name="P2">Fly, <text:s/>Dragonfly</text:p>
          </draw:text-box>
        </draw:frame>
        <draw:line draw:style-name="gr4" draw:text-style-name="P1" draw:layer="layout" svg:x1="6.715cm" svg:y1="11.16cm" svg:x2="6.715cm" svg:y2="12.43cm">
          <text:p/>
        </draw:line>
        <draw:line draw:style-name="gr4" draw:text-style-name="P1" draw:layer="layout" svg:x1="12.43cm" svg:y1="11.16cm" svg:x2="12.43cm" svg:y2="12.43cm">
          <text:p/>
        </draw:line>
        <draw:frame draw:style-name="gr1" draw:layer="layout" svg:width="5.08cm" svg:height="1.27cm" svg:x="4.81cm" svg:y="13.065cm">
          <draw:text-box>
            <text:p>Number of Legs</text:p>
          </draw:text-box>
        </draw:frame>
        <draw:frame draw:style-name="gr1" draw:layer="layout" svg:width="5.08cm" svg:height="1.27cm" svg:x="10.525cm" svg:y="13.065cm">
          <draw:text-box>
            <text:p>Number of Legs</text:p>
          </draw:text-box>
        </draw:frame>
        <draw:frame draw:style-name="gr8" draw:layer="layout" svg:width="0.97cm" svg:height="1.07cm" svg:x="6.28cm" svg:y="15.27cm">
          <draw:text-box>
            <text:p>4</text:p>
          </draw:text-box>
        </draw:frame>
        <draw:frame draw:style-name="gr8" draw:layer="layout" svg:width="1.205cm" svg:height="1.07cm" svg:x="11.225cm" svg:y="15.17cm">
          <draw:text-box>
            <text:p>2</text:p>
          </draw:text-box>
        </draw:frame>
        <draw:frame draw:style-name="gr9" draw:layer="layout" svg:width="0.853cm" svg:height="0.984cm" svg:x="13.47cm" svg:y="15.175cm">
          <draw:text-box>
            <text:p>6</text:p>
          </draw:text-box>
        </draw:frame>
        <draw:line draw:style-name="gr4" draw:text-style-name="P1" draw:layer="layout" svg:x1="6.715cm" svg:y1="14.335cm" svg:x2="6.715cm" svg:y2="14.97cm">
          <text:p/>
        </draw:line>
        <draw:line draw:style-name="gr4" draw:text-style-name="P1" draw:layer="layout" svg:x1="12.43cm" svg:y1="14.335cm" svg:x2="11.795cm" svg:y2="14.97cm">
          <text:p/>
        </draw:line>
        <draw:line draw:style-name="gr4" draw:text-style-name="P1" draw:layer="layout" svg:x1="13.065cm" svg:y1="14.335cm" svg:x2="13.7cm" svg:y2="14.97cm">
          <text:p/>
        </draw:line>
        <draw:line draw:style-name="gr4" draw:text-style-name="P1" draw:layer="layout" svg:x1="6.715cm" svg:y1="16.24cm" svg:x2="6.715cm" svg:y2="17.51cm">
          <text:p/>
        </draw:line>
        <draw:frame draw:style-name="gr10" draw:layer="layout" svg:width="3.175cm" svg:height="2.45cm" svg:x="10.49cm" svg:y="17.61cm">
          <draw:text-box>
            <text:p text:style-name="P2"><text:span text:style-name="T3">BIRDS</text:span></text:p>
            <text:p text:style-name="P2">Crow, Robin</text:p>
          </draw:text-box>
        </draw:frame>
        <draw:line draw:style-name="gr4" draw:text-style-name="P1" draw:layer="layout" svg:x1="11.595cm" svg:y1="16.24cm" svg:x2="11.595cm" svg:y2="17.51cm">
          <text:p/>
        </draw:line>
        <draw:line draw:style-name="gr4" draw:text-style-name="P1" draw:layer="layout" svg:x1="13.9cm" svg:y1="16.24cm" svg:x2="13.9cm" svg:y2="17.51cm">
          <text:p/>
        </draw:line>
      </draw:page>
      <draw:page draw:name="page3" draw:style-name="dp1" draw:master-page-name="Default">
        <draw:frame draw:style-name="standard" draw:layer="layout" svg:width="5.225cm" svg:height="2.981cm" svg:x="1.587cm" svg:y="1.23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Properties</text:p>
              </table:table-cell>
            </table:table-row>
            <table:table-row table:style-name="ro1">
              <table:table-cell table:style-name="ce3">
                <text:p>Lays Eggs</text:p>
              </table:table-cell>
            </table:table-row>
            <table:table-row table:style-name="ro1">
              <table:table-cell table:style-name="ce1">
                <text:p>Skin Typ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layer="layout" svg:width="3.81cm" svg:height="1.27cm" svg:x="7.985cm" svg:y="7.351cm">
          <draw:text-box>
            <text:p>Locomotion</text:p>
          </draw:text-box>
        </draw:frame>
        <draw:frame draw:style-name="gr2" draw:layer="layout" svg:width="2.91cm" svg:height="1.105cm" svg:x="5.775cm" svg:y="9.891cm">
          <draw:text-box>
            <text:p>Walking</text:p>
          </draw:text-box>
        </draw:frame>
        <draw:frame draw:style-name="gr3" draw:layer="layout" svg:width="2.54cm" svg:height="0.984cm" svg:x="11.225cm" svg:y="9.941cm">
          <draw:text-box>
            <text:p>Flying</text:p>
          </draw:text-box>
        </draw:frame>
        <draw:line draw:style-name="gr4" draw:text-style-name="P1" draw:layer="layout" svg:x1="9.255cm" svg:y1="8.621cm" svg:x2="7.35cm" svg:y2="9.891cm">
          <text:p/>
        </draw:line>
        <draw:line draw:style-name="gr4" draw:text-style-name="P1" draw:layer="layout" svg:x1="10.525cm" svg:y1="8.621cm" svg:x2="12.43cm" svg:y2="9.891cm">
          <text:p/>
        </draw:line>
        <draw:frame draw:style-name="gr11" draw:text-style-name="P2" draw:layer="layout" svg:width="3.95cm" svg:height="2.45cm" svg:x="5.005cm" svg:y="22.08cm">
          <draw:text-box>
            <text:p text:style-name="P2"><text:span text:style-name="T4">MAMMALS</text:span></text:p>
            <text:p text:style-name="P2"><text:span text:style-name="T1">Dog, Cats</text:span></text:p>
            <text:p text:style-name="P2"/>
          </draw:text-box>
        </draw:frame>
        <draw:line draw:style-name="gr4" draw:text-style-name="P1" draw:layer="layout" svg:x1="6.715cm" svg:y1="11.161cm" svg:x2="5.445cm" svg:y2="12.43cm">
          <text:p/>
        </draw:line>
        <draw:line draw:style-name="gr4" draw:text-style-name="P1" draw:layer="layout" svg:x1="12.43cm" svg:y1="11.161cm" svg:x2="12.43cm" svg:y2="12.431cm">
          <text:p/>
        </draw:line>
        <draw:frame draw:style-name="gr12" draw:layer="layout" svg:width="5.08cm" svg:height="1.27cm" svg:x="3.21cm" svg:y="13.066cm">
          <draw:text-box>
            <text:p>Number of Legs</text:p>
          </draw:text-box>
        </draw:frame>
        <draw:frame draw:style-name="gr1" draw:layer="layout" svg:width="5.08cm" svg:height="1.27cm" svg:x="10.525cm" svg:y="13.066cm">
          <draw:text-box>
            <text:p>Number of Legs</text:p>
          </draw:text-box>
        </draw:frame>
        <draw:frame draw:style-name="gr8" draw:layer="layout" svg:width="0.97cm" svg:height="1.07cm" svg:x="4.68cm" svg:y="15.271cm">
          <draw:text-box>
            <text:p>4</text:p>
          </draw:text-box>
        </draw:frame>
        <draw:line draw:style-name="gr4" draw:text-style-name="P1" draw:layer="layout" svg:x1="5.115cm" svg:y1="14.336cm" svg:x2="5.115cm" svg:y2="14.971cm">
          <text:p/>
        </draw:line>
        <draw:line draw:style-name="gr4" draw:text-style-name="P1" draw:layer="layout" svg:x1="5.115cm" svg:y1="16.241cm" svg:x2="5.115cm" svg:y2="17.511cm">
          <text:p/>
        </draw:line>
        <draw:frame draw:style-name="gr13" draw:layer="layout" svg:width="3.461cm" svg:height="0.995cm" svg:x="3.459cm" svg:y="17.785cm">
          <draw:text-box>
            <text:p>Lays Eggs</text:p>
          </draw:text-box>
        </draw:frame>
        <draw:frame draw:style-name="gr14" draw:layer="layout" svg:width="1.905cm" svg:height="0.984cm" svg:x="2.435cm" svg:y="19.515cm">
          <draw:text-box>
            <text:p>Yes</text:p>
          </draw:text-box>
        </draw:frame>
        <draw:frame draw:style-name="gr1" draw:layer="layout" svg:width="1.905cm" svg:height="1.27cm" svg:x="5.645cm" svg:y="19.615cm">
          <draw:text-box>
            <text:p>No</text:p>
          </draw:text-box>
        </draw:frame>
        <draw:line draw:style-name="gr4" draw:text-style-name="P1" draw:layer="layout" svg:x1="4.81cm" svg:y1="18.78cm" svg:x2="3.54cm" svg:y2="19.415cm">
          <text:p/>
        </draw:line>
        <draw:line draw:style-name="gr4" draw:text-style-name="P1" draw:layer="layout" svg:x1="5.445cm" svg:y1="18.78cm" svg:x2="6.08cm" svg:y2="19.415cm">
          <text:p/>
        </draw:line>
        <draw:frame draw:style-name="gr15" draw:text-style-name="P2" draw:layer="layout" svg:width="3.81cm" svg:height="2.84cm" svg:x="1.535cm" svg:y="22.055cm">
          <draw:text-box>
            <text:p text:style-name="P2"><text:span text:style-name="T5">REPTILES</text:span></text:p>
            <text:p text:style-name="P2"><text:span text:style-name="T6">Turtle, </text:span><text:span text:style-name="T7">Lizard</text:span></text:p>
          </draw:text-box>
        </draw:frame>
        <draw:line draw:style-name="gr4" draw:text-style-name="P1" draw:layer="layout" svg:x1="3.105cm" svg:y1="20.685cm" svg:x2="3.105cm" svg:y2="21.955cm">
          <text:p/>
        </draw:line>
        <draw:line draw:style-name="gr4" draw:text-style-name="P1" draw:layer="layout" svg:x1="6.08cm" svg:y1="20.685cm" svg:x2="6.08cm" svg:y2="21.955cm">
          <text:p/>
        </draw:line>
        <draw:frame draw:style-name="gr6" draw:text-style-name="P2" draw:layer="layout" svg:width="3.81cm" svg:height="2.54cm" svg:x="13.196cm" svg:y="17.631cm">
          <draw:text-box>
            <text:p text:style-name="P2"><text:span text:style-name="T3">INSECTS</text:span></text:p>
            <text:p text:style-name="P2">Fly, <text:s/>Dragonfly</text:p>
          </draw:text-box>
        </draw:frame>
        <draw:frame draw:style-name="gr8" draw:layer="layout" svg:width="1.205cm" svg:height="1.07cm" svg:x="11.226cm" svg:y="15.171cm">
          <draw:text-box>
            <text:p>2</text:p>
          </draw:text-box>
        </draw:frame>
        <draw:frame draw:style-name="gr9" draw:layer="layout" svg:width="0.853cm" svg:height="0.984cm" svg:x="13.471cm" svg:y="15.176cm">
          <draw:text-box>
            <text:p>6</text:p>
          </draw:text-box>
        </draw:frame>
        <draw:line draw:style-name="gr4" draw:text-style-name="P1" draw:layer="layout" svg:x1="12.431cm" svg:y1="14.336cm" svg:x2="11.796cm" svg:y2="14.971cm">
          <text:p/>
        </draw:line>
        <draw:line draw:style-name="gr4" draw:text-style-name="P1" draw:layer="layout" svg:x1="13.066cm" svg:y1="14.336cm" svg:x2="13.701cm" svg:y2="14.971cm">
          <text:p/>
        </draw:line>
        <draw:frame draw:style-name="gr10" draw:layer="layout" svg:width="3.175cm" svg:height="2.45cm" svg:x="10.491cm" svg:y="17.611cm">
          <draw:text-box>
            <text:p text:style-name="P2"><text:span text:style-name="T3">BIRDS</text:span></text:p>
            <text:p text:style-name="P2">Crow, Robin</text:p>
          </draw:text-box>
        </draw:frame>
        <draw:line draw:style-name="gr4" draw:text-style-name="P1" draw:layer="layout" svg:x1="11.596cm" svg:y1="16.241cm" svg:x2="11.596cm" svg:y2="17.511cm">
          <text:p/>
        </draw:line>
        <draw:line draw:style-name="gr4" draw:text-style-name="P1" draw:layer="layout" svg:x1="13.901cm" svg:y1="16.241cm" svg:x2="13.901cm" svg:y2="17.5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4T11:21:32</meta:creation-date>
    <dc:date>2009-04-16T11:34:37</dc:date>
    <meta:editing-duration>PT33H48M03S</meta:editing-duration>
    <meta:editing-cycles>6</meta:editing-cycles>
    <meta:generator>NeoOffice/3.0$Unix OpenOffice.org_project/Patch 0</meta:generator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